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b028"/>
    </style:style>
    <style:style style:name="P2" style:family="paragraph" style:parent-style-name="Standard">
      <style:text-properties officeooo:paragraph-rsid="00182143"/>
    </style:style>
    <style:style style:name="P3" style:family="paragraph" style:parent-style-name="Standard">
      <style:text-properties officeooo:paragraph-rsid="001a9db8"/>
    </style:style>
    <style:style style:name="P4" style:family="paragraph" style:parent-style-name="Standard">
      <style:text-properties officeooo:paragraph-rsid="001b13a3"/>
    </style:style>
    <style:style style:name="T1" style:family="text">
      <style:text-properties officeooo:rsid="0016b028"/>
    </style:style>
    <style:style style:name="T2" style:family="text">
      <style:text-properties fo:language="de" fo:country="DE" officeooo:rsid="0016b028"/>
    </style:style>
    <style:style style:name="T3" style:family="text">
      <style:text-properties fo:language="ru" fo:country="RU" officeooo:rsid="0016b028"/>
    </style:style>
    <style:style style:name="T4" style:family="text">
      <style:text-properties officeooo:rsid="00182143"/>
    </style:style>
    <style:style style:name="T5" style:family="text">
      <style:text-properties officeooo:rsid="001a9db8"/>
    </style:style>
    <style:style style:name="T6" style:family="text">
      <style:text-properties fo:language="de" fo:country="DE" officeooo:rsid="001a9db8"/>
    </style:style>
    <style:style style:name="T7" style:family="text">
      <style:text-properties fo:language="ru" fo:country="RU" officeooo:rsid="001a9db8"/>
    </style:style>
    <style:style style:name="T8" style:family="text">
      <style:text-properties fo:language="en" fo:country="US" officeooo:rsid="001a9db8"/>
    </style:style>
    <style:style style:name="T9" style:family="text">
      <style:text-properties fo:language="ru" fo:country="RU" officeooo:rsid="001b13a3"/>
    </style:style>
    <style:style style:name="T10" style:family="text">
      <style:text-properties fo:language="de" fo:country="DE" officeooo:rsid="001b13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Комплексный </text:span><text:span text:style-name="T2">commit </text:span><text:span text:style-name="T3">нескольких этапов разработки проекта:</text:span></text:p>
      <text:p text:style-name="P2"><text:span text:style-name="T3">- создан </text:span>минимальный генеративный проект на PyTorch + Hugging Face <text:span text:style-name="T1">с использованием датасета Tiny Shakespeare и tokenizer: GPT2Tokenizer</text:span>, Обучение: Прогоняет данные через модельTransformerDecoder (decoder-only, как GPT), считает CrossEntropyLoss, обновляет веса. <text:span text:style-name="T4">Логирование через </text:span><text:span text:style-name="Strong_20_Emphasis">wandb. </text:span>Сохраняет обученные веса в <text:span text:style-name="Source_20_Text">tiny_decoder.pt</text:span></text:p>
      <text:p text:style-name="P2"><text:span text:style-name="Source_20_Text">-</text:span><text:span text:style-name="Source_20_Text"><text:span text:style-name="T5">добавлен блок генерации текста с </text:span></text:span><text:span text:style-name="Source_20_Text"><text:span text:style-name="T6">argmax</text:span></text:span></text:p>
      <text:p text:style-name="P3"><text:span text:style-name="Source_20_Text"><text:span text:style-name="T7"/></text:span></text:p>
      <text:p text:style-name="P4"><text:span text:style-name="Source_20_Text"><text:span text:style-name="T7">- проведен ряд экспериментов с целью понижения </text:span></text:span><text:span text:style-name="Source_20_Text"><text:span text:style-name="T8">train_loss и </text:span></text:span><text:span text:style-name="Source_20_Text"><text:span text:style-name="T6">val_loss, </text:span></text:span><text:span text:style-name="Source_20_Text"><text:span text:style-name="T9">предпринята попытка убрать эффект переобучения. Для всего этого:</text:span></text:span><text:span text:style-name="Source_20_Text"><text:span text:style-name="T6"> </text:span></text:span><text:span text:style-name="Source_20_Text"><text:span text:style-name="T9">варьировались train_ids и</text:span></text:span><text:span text:style-name="Source_20_Text"><text:span text:style-name="T10"> val_ids: 2000, </text:span></text:span><text:span text:style-name="Source_20_Text"><text:span text:style-name="T9">5000, 10000; </text:span></text:span><text:span text:style-name="Source_20_Text"><text:span text:style-name="T7">изменялись размеры block_size 128-64-256; </text:span></text:span><text:span text:style-name="Source_20_Text"><text:span text:style-name="T9">варьировалось </text:span></text:span><text:span text:style-name="Source_20_Text"><text:span text:style-name="T7">количество эпох 2-5; добавлен Dropout; изменен параметр p=0.1 в Dropout на</text:span></text:span><text:span text:style-name="Source_20_Text"><text:span text:style-name="T8"> 0.2; </text:span></text:span><text:span text:style-name="Source_20_Text"><text:span text:style-name="T7">уменьшен размер d_model с </text:span></text:span><text:span text:style-name="Source_20_Text"><text:span text:style-name="T6">128 н</text:span></text:span><text:span text:style-name="Source_20_Text"><text:span text:style-name="T7">а</text:span></text:span><text:span text:style-name="Source_20_Text"><text:span text:style-name="T6"> 64,</text:span></text:span></text:p>
      <text:p text:style-name="P4"><text:span text:style-name="Source_20_Text"><text:span text:style-name="T6">-</text:span></text:span><text:span text:style-name="Source_20_Text"><text:span text:style-name="T7">добавлена функция выбора режима работы программы пользователем: обучение или генерация текста на основе уже обученой ранее модели</text:span></text:span></text:p>
      <text:p text:style-name="P4"><text:span text:style-name="Source_20_Text"><text:span text:style-name="T9">- для улучшения генерации </text:span></text:span><text:span text:style-name="Source_20_Text"><text:span text:style-name="T8">Добавим температуру и sampling: temperature=1.0, top_k=50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3T14:34:23.425000000</meta:creation-date>
    <dc:date>2025-04-23T20:37:39.359000000</dc:date>
    <meta:editing-duration>PT14M3S</meta:editing-duration>
    <meta:editing-cycles>2</meta:editing-cycles>
    <meta:generator>LibreOffice/24.8.6.2$Windows_X86_64 LibreOffice_project/6d98ba145e9a8a39fc57bcc76981d1fb1316c60c</meta:generator>
    <meta:document-statistic meta:table-count="0" meta:image-count="0" meta:object-count="0" meta:page-count="1" meta:paragraph-count="6" meta:word-count="126" meta:character-count="1000" meta:non-whitespace-character-count="880"/>
  </office:meta>
</office:document-meta>
</file>